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padding="0.74mm" fo:border-left="none" fo:border-right="none" fo:border-top="none" fo:border-bottom="0.02mm solid #000000" style:join-border="false"/>
    </style:style>
    <style:style style:name="P2" style:family="paragraph" style:parent-style-name="Standard" style:master-page-name="master_5f_first_20_page">
      <style:paragraph-properties style:page-number="auto"/>
    </style:style>
    <style:style style:name="T1" style:family="text">
      <style:text-properties style:font-name="Ubuntu" fo:font-size="10.5pt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>Für <text:span text:style-name="T1">weitere Informationen besuchen Sie</text:span>: <text:a xlink:type="simple" xlink:href="http://www.envox.hr/eez" text:style-name="Internet_20_link" text:visited-style-name="Visited_20_Internet_20_Link">www.envox.hr/eez</text:a></text:p>
      <text:p text:style-name="Standard"><text:span text:style-name="T1">Projektarchiv</text:span>: <text:a xlink:type="simple" xlink:href="https://github.com/eez-open" text:style-name="Internet_20_link" text:visited-style-name="Visited_20_Internet_20_Link">https://github.com/eez-open</text:a></text:p>
      <text:p text:style-name="Standard"/>
      <text:p text:style-name="Standard"><text:span text:style-name="T1">Version</text:span>: 1.0</text:p>
      <text:p text:style-name="Standard">Datum: <text:date style:data-style-name="N84" text:date-value="2020-04-17T14:32:43">2020-04-17</text:date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Benutzerhandbuch - last page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Benutzerhandbuch - last page</text:file-name></text:p>
      </style:header>
      <style:footer>
        <text:p text:style-name="Footer_20_right"><text:page-number text:select-page="current"/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25T12:15:08</meta:creation-date>
    <meta:editing-duration>P0D</meta:editing-duration>
    <meta:editing-cycles>1</meta:editing-cycles>
    <meta:generator>OpenOffice/4.1.6$Unix OpenOffice.org_project/416m1$Build-9790</meta:generator>
    <meta:keyword>Open hardware</meta:keyword>
    <meta:keyword>Open source</meta:keyword>
    <meta:keyword>programmable bench power supply</meta:keyword>
    <dc:title>EEZ template</dc:title>
    <meta:document-statistic meta:table-count="0" meta:image-count="0" meta:object-count="0" meta:page-count="2" meta:paragraph-count="9" meta:word-count="24" meta:character-count="202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25T12:15:08"/>
  </office:meta>
</office:document-meta>
</file>